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2in" style:rel-column-width="5957*"/>
    </style:style>
    <style:style style:name="Table1.K" style:family="table-column">
      <style:table-column-properties style:column-width="0.6306in" style:rel-column-width="596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.K1" style:family="table-cell">
      <style:table-cell-properties fo:padding="0.0382in" fo:border="0.0007in solid #000000"/>
    </style:style>
    <style:style style:name="P1" style:family="paragraph" style:parent-style-name="Text_20_body">
      <style:text-properties officeooo:paragraph-rsid="000c2595"/>
    </style:style>
    <style:style style:name="P2" style:family="paragraph" style:parent-style-name="Text_20_body">
      <style:text-properties officeooo:paragraph-rsid="000d630b"/>
    </style:style>
    <style:style style:name="P3" style:family="paragraph" style:parent-style-name="Text_20_body">
      <style:text-properties officeooo:paragraph-rsid="000ebacb"/>
    </style:style>
    <style:style style:name="P4" style:family="paragraph" style:parent-style-name="Text_20_body">
      <style:text-properties officeooo:paragraph-rsid="000fa69f"/>
    </style:style>
    <style:style style:name="P5" style:family="paragraph" style:parent-style-name="Text_20_body">
      <style:text-properties officeooo:paragraph-rsid="001168c7"/>
    </style:style>
    <style:style style:name="P6" style:family="paragraph" style:parent-style-name="Text_20_body">
      <style:text-properties officeooo:rsid="000fa69f" officeooo:paragraph-rsid="000fa69f"/>
    </style:style>
    <style:style style:name="P7" style:family="paragraph" style:parent-style-name="Text_20_body">
      <style:text-properties officeooo:rsid="000ffcb1"/>
    </style:style>
    <style:style style:name="P8" style:family="paragraph" style:parent-style-name="Text_20_body">
      <style:text-properties officeooo:rsid="000ffcb1" officeooo:paragraph-rsid="000ffcb1"/>
    </style:style>
    <style:style style:name="P9" style:family="paragraph" style:parent-style-name="Text_20_body">
      <style:text-properties officeooo:rsid="001168c7" officeooo:paragraph-rsid="001168c7"/>
    </style:style>
    <style:style style:name="P10" style:family="paragraph" style:parent-style-name="Text_20_body">
      <style:text-properties officeooo:rsid="00116d03" officeooo:paragraph-rsid="00116d03"/>
    </style:style>
    <style:style style:name="P11" style:family="paragraph" style:parent-style-name="Text_20_body">
      <style:text-properties officeooo:rsid="000d630b" officeooo:paragraph-rsid="000c2595"/>
    </style:style>
    <style:style style:name="P12" style:family="paragraph" style:parent-style-name="Text_20_body">
      <style:text-properties officeooo:rsid="00137627" officeooo:paragraph-rsid="00137627"/>
    </style:style>
    <style:style style:name="P13" style:family="paragraph" style:parent-style-name="Text_20_body">
      <style:text-properties officeooo:rsid="00137627" officeooo:paragraph-rsid="001441e1"/>
    </style:style>
    <style:style style:name="P14" style:family="paragraph" style:parent-style-name="Standard">
      <style:text-properties officeooo:rsid="000c2595" officeooo:paragraph-rsid="000c2595"/>
    </style:style>
    <style:style style:name="P15" style:family="paragraph" style:parent-style-name="Standard">
      <style:text-properties officeooo:rsid="000c2595" officeooo:paragraph-rsid="0015631a"/>
    </style:style>
    <style:style style:name="P16" style:family="paragraph" style:parent-style-name="Standard">
      <style:text-properties fo:font-weight="bold" officeooo:rsid="000d630b" officeooo:paragraph-rsid="000d630b" style:font-weight-asian="bold" style:font-weight-complex="bold"/>
    </style:style>
    <style:style style:name="P17" style:family="paragraph" style:parent-style-name="Text_20_body">
      <style:paragraph-properties fo:margin-left="0.7209in" fo:margin-right="0in" fo:text-indent="0in" style:auto-text-indent="false"/>
      <style:text-properties style:font-name="Courier 10 Pitch" fo:font-size="9pt" officeooo:rsid="000ffcb1" officeooo:paragraph-rsid="000ffcb1" style:font-size-asian="9pt" style:font-size-complex="9pt"/>
    </style:style>
    <style:style style:name="P18" style:family="paragraph" style:parent-style-name="Text_20_body">
      <style:paragraph-properties fo:break-before="page"/>
      <style:text-properties officeooo:rsid="000ffcb1" officeooo:paragraph-rsid="000ffcb1"/>
    </style:style>
    <style:style style:name="P19" style:family="paragraph" style:parent-style-name="Text_20_body">
      <style:paragraph-properties fo:margin-left="0in" fo:margin-right="0in" fo:text-indent="0.6335in" style:auto-text-indent="false"/>
      <style:text-properties style:font-name="Courier 10 Pitch" fo:font-size="10pt" officeooo:rsid="001168c7" officeooo:paragraph-rsid="001168c7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9pt" fo:font-style="italic" officeooo:rsid="000ffcb1" officeooo:paragraph-rsid="000ffcb1" style:font-name-asian="DejaVu Sans" style:font-size-asian="9pt" style:font-style-asian="italic" style:font-name-complex="Lohit Hindi" style:font-size-complex="9pt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0pt" fo:font-style="italic" officeooo:rsid="000ffcb1" officeooo:paragraph-rsid="000ffcb1" style:font-name-asian="DejaVu Sans" style:font-size-asian="10pt" style:font-style-asian="italic" style:font-name-complex="Lohit Hindi" style:font-size-complex="10pt" style:font-style-complex="italic"/>
    </style:style>
    <style:style style:name="P22" style:family="paragraph" style:parent-style-name="Text_20_body" style:list-style-name="L1">
      <style:text-properties officeooo:paragraph-rsid="00116d03"/>
    </style:style>
    <style:style style:name="P23" style:family="paragraph" style:parent-style-name="Text_20_body" style:list-style-name="L1">
      <style:text-properties officeooo:rsid="00116d03" officeooo:paragraph-rsid="00116d03"/>
    </style:style>
    <style:style style:name="P24" style:family="paragraph" style:parent-style-name="Heading_20_2">
      <style:text-properties officeooo:rsid="000c2595"/>
    </style:style>
    <style:style style:name="P25" style:family="paragraph" style:parent-style-name="Heading_20_2">
      <style:text-properties officeooo:rsid="000d630b"/>
    </style:style>
    <style:style style:name="P26" style:family="paragraph" style:parent-style-name="Heading_20_2">
      <style:text-properties officeooo:rsid="000d630b" officeooo:paragraph-rsid="000d630b"/>
    </style:style>
    <style:style style:name="P27" style:family="paragraph" style:parent-style-name="Heading_20_2">
      <style:text-properties officeooo:rsid="000d630b" officeooo:paragraph-rsid="000ebacb"/>
    </style:style>
    <style:style style:name="P28" style:family="paragraph" style:parent-style-name="Heading_20_2">
      <style:text-properties officeooo:rsid="00137627"/>
    </style:style>
    <style:style style:name="T1" style:family="text">
      <style:text-properties officeooo:rsid="000c2595"/>
    </style:style>
    <style:style style:name="T2" style:family="text">
      <style:text-properties officeooo:rsid="000d630b"/>
    </style:style>
    <style:style style:name="T3" style:family="text">
      <style:text-properties fo:font-style="italic" officeooo:rsid="000d630b" style:font-style-asian="italic" style:font-style-complex="italic"/>
    </style:style>
    <style:style style:name="T4" style:family="text">
      <style:text-properties officeooo:rsid="000e7d80"/>
    </style:style>
    <style:style style:name="T5" style:family="text">
      <style:text-properties style:font-name="Courier 10 Pitch" officeooo:rsid="000d630b"/>
    </style:style>
    <style:style style:name="T6" style:family="text">
      <style:text-properties style:font-name="Courier 10 Pitch" officeooo:rsid="000e7d80"/>
    </style:style>
    <style:style style:name="T7" style:family="text">
      <style:text-properties style:font-name="Courier 10 Pitch" officeooo:rsid="000eda3a"/>
    </style:style>
    <style:style style:name="T8" style:family="text">
      <style:text-properties style:font-name="Courier 10 Pitch" fo:font-size="10pt" style:font-size-asian="10pt" style:font-size-complex="10pt"/>
    </style:style>
    <style:style style:name="T9" style:family="text">
      <style:text-properties style:font-name="Courier 10 Pitch" fo:font-size="10pt" officeooo:rsid="000ffcb1" style:font-size-asian="10pt" style:font-size-complex="10pt"/>
    </style:style>
    <style:style style:name="T10" style:family="text">
      <style:text-properties style:font-name="Courier 10 Pitch" fo:font-size="10pt" officeooo:rsid="001168c7" style:font-size-asian="10pt" style:font-size-complex="10pt"/>
    </style:style>
    <style:style style:name="T11" style:family="text">
      <style:text-properties style:font-name="Courier 10 Pitch" fo:font-size="10pt" officeooo:rsid="001441e1" style:font-size-asian="10pt" style:font-size-complex="10pt"/>
    </style:style>
    <style:style style:name="T12" style:family="text">
      <style:text-properties officeooo:rsid="000ebacb"/>
    </style:style>
    <style:style style:name="T13" style:family="text">
      <style:text-properties officeooo:rsid="000eda3a"/>
    </style:style>
    <style:style style:name="T14" style:family="text">
      <style:text-properties officeooo:rsid="000fa69f"/>
    </style:style>
    <style:style style:name="T15" style:family="text">
      <style:text-properties officeooo:rsid="000ffcb1"/>
    </style:style>
    <style:style style:name="T16" style:family="text">
      <style:text-properties officeooo:rsid="001168c7"/>
    </style:style>
    <style:style style:name="T17" style:family="text">
      <style:text-properties officeooo:rsid="00116d03"/>
    </style:style>
    <style:style style:name="T18" style:family="text">
      <style:text-properties officeooo:rsid="00119c3e"/>
    </style:style>
    <style:style style:name="T19" style:family="text">
      <style:text-properties officeooo:rsid="0015631a"/>
    </style:style>
    <text:list-style style:name="L1">
      <text:list-level-style-bullet text:level="1" text:style-name="Bullet_20_Symbols" style:num-suffix=".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Bytecode profiler</text:p>
      <text:p text:style-name="P14">Miguel Ángel Pastor Olivar</text:p>
      <text:p text:style-name="P14">53543883-K</text:p>
      <text:p text:style-name="P15"><text:a xlink:type="simple" xlink:href="mailto:miguel.pastor.olivar@alumnos.upm.es"><text:span text:style-name="T19">miguel.pastor.olivar@alumnos.upm.es</text:span></text:a></text:p>
      <text:p text:style-name="P15"><text:a xlink:type="simple" xlink:href="mailto:miguelinlas3@gmail.com"><text:span text:style-name="T19">miguelinlas3@gmail.com</text:span></text:a></text:p>
      <text:p text:style-name="P15"/>
      <text:h text:style-name="P24" text:outline-level="2">Introducción</text:h>
      <text:p text:style-name="P1"><text:span text:style-name="T1">A lo largo de este pequeño documento se describirá, de manera general, la solución adoptada para llevar a cabo el desarrollo de la práctica</text:span><text:span text:style-name="T2">, haciendo hincapié en aquellos aspectos considerados más relevantes y que podrían resultar un poco más “</text:span><text:span text:style-name="T3">complicados</text:span><text:span text:style-name="T2">”.</text:span></text:p>
      <text:h text:style-name="P26" text:outline-level="2">Formato de entrada</text:h>
      <text:p text:style-name="P2"><text:span text:style-name="T2">El formato de entrada del código fuente sigue la estructura establecida en la salida del comando </text:span><text:span text:style-name="T5">javap -v classfile</text:span><text:span text:style-name="T2"> (realmente un subconjunto del mismo, eliminando todo aquello innecesario). En el adjunto del trabajo se pueden encontrar algunos de los archivos utilizados. </text:span></text:p>
      <text:h text:style-name="P25" text:outline-level="2">Parser</text:h>
      <text:p text:style-name="P3"><text:span text:style-name="T4">Para desarrollar el parser de la manera más sencilla posible se ha optado</text:span><text:bookmark-start text:name="__DdeLink__0_1446425286"/><text:span text:style-name="T4"> por </text:span><text:bookmark-end text:name="__DdeLink__0_1446425286"/><text:span text:style-name="T4">hacer uso de una técnica de programación funcional conocida como </text:span><text:span text:style-name="T6">parser combinators</text:span><text:span text:style-name="T4">. </text:span><text:span text:style-name="T12">De manera resumida, esta técnica nos permite utilizar funciones de primer nivel y combinarlas entre si. Adicionalmente, dado que nuestro lenguaje de implementación soporta notación infija la escritura de nuestro parser será muy similar a una gramática escrita en notación EBNF.</text:span></text:p>
      <text:p text:style-name="P3"><text:span text:style-name="T12">P</text:span><text:span text:style-name="T13">ara más detalles puede verse el archivo </text:span><text:span text:style-name="T7">EfficientByteCodeParser.scala</text:span></text:p>
      <text:h text:style-name="P27" text:outline-level="2">Representación intermedia</text:h>
      <text:p text:style-name="P6">La ejecución del proceso de parsing sobre un archivo de texto construye una estructura intermedia en forma de array de instrucciones.</text:p>
      <text:p text:style-name="P4"><text:bookmark-start text:name="__DdeLink__2_1446425286"/><text:span text:style-name="T14">Por ejemplo, </text:span><text:span text:style-name="T15">si tenemos como entrada el siguiente archivo de código fuente</text:span><text:bookmark-end text:name="__DdeLink__2_1446425286"/></text:p>
      <text:p text:style-name="P17">static boolean p(int);</text:p>
      <text:p text:style-name="P17"><text:s text:c="2"/>Code:</text:p>
      <text:p text:style-name="P17"><text:s text:c="3"/>Stack=2, Locals=1, Args_size=1</text:p>
      <text:p text:style-name="P17"><text:s text:c="3"/>0:<text:tab/>iload_0</text:p>
      <text:p text:style-name="P17"><text:s text:c="3"/>1:<text:tab/>iconst_2</text:p>
      <text:p text:style-name="P17"><text:s text:c="3"/>2:<text:tab/>idiv</text:p>
      <text:p text:style-name="P17"><text:s text:c="3"/>3:<text:tab/>ifne<text:tab/>8</text:p>
      <text:p text:style-name="P17"><text:s text:c="3"/>6:<text:tab/>iconst_1</text:p>
      <text:p text:style-name="P17"><text:s text:c="3"/>7:<text:tab/>ireturn</text:p>
      <text:p text:style-name="P17"><text:s text:c="3"/>8:<text:tab/>iconst_0</text:p>
      <text:p text:style-name="P17"><text:s text:c="3"/>9:<text:tab/>ireturn</text:p>
      <text:p text:style-name="P8"/>
      <text:p text:style-name="P18">La salida del mismo sería un array de instrucciones</text:p>
      <text:p text:style-name="P8"/>
      <table:table table:name="Table1" table:style-name="Table1">
        <table:table-column table:style-name="Table1.A" table:number-columns-repeated="10"/>
        <table:table-column table:style-name="Table1.K"/>
        <table:table-row>
          <table:table-cell table:style-name="Table1.A1" office:value-type="string">
            <text:p text:style-name="P20">Header</text:p>
          </table:table-cell>
          <table:table-cell table:style-name="Table1.A1" office:value-type="string">
            <text:p text:style-name="P21">Iload</text:p>
          </table:table-cell>
          <table:table-cell table:style-name="Table1.A1" office:value-type="string">
            <text:p text:style-name="P21">Iconst</text:p>
          </table:table-cell>
          <table:table-cell table:style-name="Table1.A1" office:value-type="string">
            <text:p text:style-name="P21">Idiv</text:p>
          </table:table-cell>
          <table:table-cell table:style-name="Table1.A1" office:value-type="string">
            <text:p text:style-name="P21">Ifne</text:p>
          </table:table-cell>
          <table:table-cell table:style-name="Table1.F1" office:value-type="float" office:value="6">
            <text:p text:style-name="P21">6</text:p>
          </table:table-cell>
          <table:table-cell table:style-name="Table1.F1" office:value-type="float" office:value="8">
            <text:p text:style-name="P21">8</text:p>
          </table:table-cell>
          <table:table-cell table:style-name="Table1.A1" office:value-type="string">
            <text:p text:style-name="P21">Iconst</text:p>
          </table:table-cell>
          <table:table-cell table:style-name="Table1.A1" office:value-type="string">
            <text:p text:style-name="P21">Ireturn</text:p>
          </table:table-cell>
          <table:table-cell table:style-name="Table1.A1" office:value-type="string">
            <text:p text:style-name="P21">Iconst</text:p>
          </table:table-cell>
          <table:table-cell table:style-name="Table1.K1" office:value-type="string">
            <text:p text:style-name="P21">IReturn</text:p>
          </table:table-cell>
        </table:table-row>
      </table:table>
      <text:p text:style-name="P7"/>
      <text:p text:style-name="Text_20_body"><text:span text:style-name="T15">El uso de la estructura en el formato anterior nos permite llevar a cabo la ejecución de instrucciones de la manera más sencilla posible dado que los índices en el array se corresponden con las etiquetas que acompañan a las iteraciones u operaciones condicionales. De este modo, si tenemos una instrucción de código byte </text:span><text:span text:style-name="T9">Goto 4</text:span><text:span text:style-name="T15">, no tendremos más que ubicar el contador de programa en la posición 4 del array de instrucciones.</text:span></text:p>
      <text:p text:style-name="P5"><text:span text:style-name="T16">En el array anterior se almacenan objetos de tipo </text:span><text:span text:style-name="T10">BytecodeInstruction</text:span><text:span text:style-name="T16"> (clase abstracta) donde cada una de ellos sabe cómo ejecutarse:</text:span></text:p>
      <text:p text:style-name="P19">def execute(context: ExecutionContext[Double]): Unit = {</text:p>
      <text:p text:style-name="P19"><text:s text:c="4"/>// Las clases hijas sobreescriben este método</text:p>
      <text:p text:style-name="P19"><text:tab/>// e incorporan su lógica de ejecución</text:p>
      <text:p text:style-name="P19"><text:s text:c="2"/>}</text:p>
      <text:p text:style-name="P9">Cada una de las instrucciones anteriores recibe el contexto de ejecución necesario para ejecutar de manera correcta su cometido. La siguiente sección describe los contenidos del contexto de ejecución.</text:p>
      <text:p text:style-name="P12">El contexto de ejecución anterior contabiliza el número de bytecodes que se van ejecutando. Para ello, cada una de las instrucciones (a excepción de la familia de bytecodes if y goto) incrementa en una unidad dicho contador cada vez que se ejecuta.</text:p>
      <text:h text:style-name="P25" text:outline-level="2">Entorno de ejecución</text:h>
      <text:p text:style-name="P10">El contexto de ejecución de nuestro profiler contiene, entre otros, tres aspectos que podríamos considerar los más importantes:</text:p>
      <text:list xml:id="list657414072" text:style-name="L1">
        <text:list-item>
          <text:p text:style-name="P23">Juego de instrucciones. Referencia al conjunto de instrucciones que representa el bytecode. Necesario por aquellas instrucciones cuyo código es mayor de un byte.</text:p>
        </text:list-item>
        <text:list-item>
          <text:p text:style-name="P22"><text:span text:style-name="T17">Pila de ejecución. </text:span><text:span text:style-name="T18">Pila sobre la que se realizan las operaciones.</text:span></text:p>
        </text:list-item>
        <text:list-item>
          <text:p text:style-name="P22"><text:span text:style-name="T17">Tabla de variables. </text:span><text:span text:style-name="T18">Espacio de almacenamiento donde se almacenan los valores de las variables locales</text:span></text:p>
        </text:list-item>
      </text:list>
      <text:p text:style-name="P11"/>
      <text:h text:style-name="P28" text:outline-level="2">Ejecución del programa</text:h>
      <text:p text:style-name="P13">No tenemos más que ejecutar la orden <text:span text:style-name="T8">java -jar </text:span><text:span text:style-name="T11">bytecode_profiler.jar file arg1 ... arg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Olivar</meta:initial-creator>
    <meta:creation-date>2011-03-29T16:14:34</meta:creation-date>
    <dc:date>2011-03-29T22:51:22</dc:date>
    <dc:creator>Miguel Olivar</dc:creator>
    <meta:editing-duration>PT01H21M43S</meta:editing-duration>
    <meta:editing-cycles>11</meta:editing-cycles>
    <meta:generator>OpenOffice.org/3.2$Unix OpenOffice.org_project/320m19$Build-9505</meta:generator>
    <meta:document-statistic meta:table-count="1" meta:image-count="0" meta:object-count="0" meta:page-count="2" meta:paragraph-count="53" meta:word-count="525" meta:character-count="3426"/>
  </office:meta>
</office:document-meta>
</file>